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style:text-position="33% 80%"/>
    </style:style>
    <style:style style:name="T3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<text:span text:style-name="T1">Keibul Lamjao National Park</text:span> (Kei - Tiger, Bul - vast, Lamjao-Large Land) is a <text:a xlink:type="simple" xlink:href="https://en.wikipedia.org/wiki/National_park" text:style-name="Internet_20_link" text:visited-style-name="Visited_20_Internet_20_Link">national park</text:a> in the <text:a xlink:type="simple" xlink:href="https://en.wikipedia.org/wiki/Bishnupur_district" text:style-name="Internet_20_link" text:visited-style-name="Visited_20_Internet_20_Link">Bishnupur district</text:a> of the state of <text:a xlink:type="simple" xlink:href="https://en.wikipedia.org/wiki/Manipur" text:style-name="Internet_20_link" text:visited-style-name="Visited_20_Internet_20_Link">Manipur</text:a> in India. It is 40 km<text:span text:style-name="T2">2</text:span> (15.4 sq mi) in area, the only floating park in the world, located in <text:a xlink:type="simple" xlink:href="https://en.wikipedia.org/wiki/North_East_India" text:style-name="Internet_20_link" text:visited-style-name="Visited_20_Internet_20_Link">North East India</text:a>, and an integral part of <text:a xlink:type="simple" xlink:href="https://en.wikipedia.org/wiki/Loktak_Lake" text:style-name="Internet_20_link" text:visited-style-name="Visited_20_Internet_20_Link">Loktak Lake</text:a>. </text:p>
      <text:p text:style-name="Text_20_body">The national park is characterized by many floating decomposed plant materials locally called <text:a xlink:type="simple" xlink:href="https://en.wikipedia.org/wiki/Phumdi" text:style-name="Internet_20_link" text:visited-style-name="Visited_20_Internet_20_Link">phumdis</text:a>. To preserve the natural refuge of the endangered Manipur <text:a xlink:type="simple" xlink:href="https://en.wikipedia.org/wiki/Eld%27s_deer" text:style-name="Internet_20_link" text:visited-style-name="Visited_20_Internet_20_Link">Eld's deer</text:a> or <text:a xlink:type="simple" xlink:href="https://en.wikipedia.org/wiki/Brow-antlered_deer" text:style-name="Internet_20_link" text:visited-style-name="Visited_20_Internet_20_Link">brow-antlered deer</text:a> (<text:span text:style-name="T3">Cervus eldi eldi</text:span>), or <text:a xlink:type="simple" xlink:href="https://en.wikipedia.org/wiki/Sangai" text:style-name="Internet_20_link" text:visited-style-name="Visited_20_Internet_20_Link">sangai</text:a> also called the dancing deer, listed as an endangered species by <text:a xlink:type="simple" xlink:href="https://en.wikipedia.org/wiki/IUCN" text:style-name="Internet_20_link" text:visited-style-name="Visited_20_Internet_20_Link">IUCN</text:a>, the park which was initially declared to be a <text:a xlink:type="simple" xlink:href="https://en.wikipedia.org/wiki/Sanctuary" text:style-name="Internet_20_link" text:visited-style-name="Visited_20_Internet_20_Link">sanctuary</text:a> in 1966, was subsequently declared to be a national park in 1977 through a gazette notification. The act has generated local support and public awarene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6T14:56:19.560000000</meta:creation-date>
    <dc:date>2020-09-19T13:39:57.841000000</dc:date>
    <meta:editing-duration>PT50S</meta:editing-duration>
    <meta:editing-cycles>2</meta:editing-cycles>
    <meta:generator>LibreOffice/7.0.0.3$Windows_x86 LibreOffice_project/8061b3e9204bef6b321a21033174034a5e2ea88e</meta:generator>
    <meta:document-statistic meta:table-count="0" meta:image-count="0" meta:object-count="0" meta:page-count="1" meta:paragraph-count="2" meta:word-count="136" meta:character-count="798" meta:non-whitespace-character-count="663"/>
  </office:meta>
</office:document-meta>
</file>